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language="de" fo:country="DE" officeooo:rsid="0009e6d9" officeooo:paragraph-rsid="0009e6d9"/>
    </style:style>
    <style:style style:name="P2" style:family="paragraph" style:parent-style-name="Standard">
      <style:paragraph-properties fo:text-align="justify" style:justify-single-word="false"/>
      <style:text-properties style:font-name="Arial" fo:language="de" fo:country="DE" officeooo:rsid="000fb748" officeooo:paragraph-rsid="000fb748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9e6d9" officeooo:paragraph-rsid="0009e6d9" fo:background-color="#ffff00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9f38b" officeooo:paragraph-rsid="0009f38b" fo:background-color="#81d41a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c7b42" officeooo:paragraph-rsid="000c7b42" fo:background-color="#81d41a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e588c" officeooo:paragraph-rsid="000e588c" fo:background-color="#81d41a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a2ffe" officeooo:paragraph-rsid="000a2ffe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e0609" officeooo:paragraph-rsid="000e0609" fo:background-color="#ff0000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fb748" officeooo:paragraph-rsid="000fb748" fo:background-color="#ff0000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language="de" fo:country="DE" officeooo:rsid="000e588c" officeooo:paragraph-rsid="000e588c"/>
    </style:style>
    <style:style style:name="P11" style:family="paragraph" style:parent-style-name="Standard">
      <style:paragraph-properties fo:text-align="justify" style:justify-single-word="false"/>
      <style:text-properties style:font-name="Arial" fo:language="de" fo:country="DE" officeooo:rsid="000fb748" officeooo:paragraph-rsid="000fb748"/>
    </style:style>
    <style:style style:name="T1" style:family="text">
      <style:text-properties officeooo:rsid="000c19de"/>
    </style:style>
    <style:style style:name="T2" style:family="text">
      <style:text-properties officeooo:rsid="001190c4"/>
    </style:style>
    <style:style style:name="T3" style:family="text">
      <style:text-properties officeooo:rsid="00136caf"/>
    </style:style>
    <style:style style:name="T4" style:family="text">
      <style:text-properties officeooo:rsid="00198b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itate:</text:p>
      <text:list xml:id="list269445347" text:style-name="L1">
        <text:list-item>
          <text:p text:style-name="P3">Es Irrt der Mensch solange er strebt</text:p>
        </text:list-item>
        <text:list-item>
          <text:p text:style-name="P4">Viel Kälte ist unter Menschen, weil wir nicht wagen, uns so herzlich zu geben, wie wir sind</text:p>
        </text:list-item>
        <text:list-item>
          <text:p text:style-name="P7">Es ist dir ges<text:span text:style-name="T2">a</text:span>gt worden, <text:span text:style-name="T1">Mensch, was gut ist und was der Herr von dir erwartet: Nichts anderes as dies: recht tun, Güte und Treue lieben, in Ehrfurcht den Weg gehen mit deinem Gott</text:span></text:p>
        </text:list-item>
        <text:list-item>
          <text:p text:style-name="P5">Die Menschen müssen begreifen, dass sie das gefährlichste Ungeziefer sind, das je die Erde bevölkert hat</text:p>
        </text:list-item>
        <text:list-item>
          <text:p text:style-name="P8">Wenn Menschen auf einem so niedrigen intellektuellen Punkt sind, dass sie ihrer selbst nicht bewusst sind, dann sind wir nicht verpflichtet, sie am Leben zu halten</text:p>
        </text:list-item>
        <text:list-item>
          <text:p text:style-name="P6">Die Menschheit muss den Krieg ein Ende setzen, oder der Krieg setzt der Menscheit ein Ende</text:p>
        </text:list-item>
        <text:list-item>
          <text:p text:style-name="P10">Nur dadurch <text:span text:style-name="T4">lebt der Mensch, dass er so gründlich vergessen kann, dass er ein Mensch ist</text:span></text:p>
        </text:list-item>
        <text:list-item>
          <text:p text:style-name="P9">Die Abs<text:span text:style-name="T3">i</text:span>cht, dass der Mensch glücklich sein, ist im Plan der Schöpfung nicht enthalten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30T08:03:17.303000000</dc:date>
    <meta:editing-duration>PT33M10S</meta:editing-duration>
    <meta:editing-cycles>1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9" meta:word-count="155" meta:character-count="854" meta:non-whitespace-character-count="716"/>
  </office:meta>
</office:document-meta>
</file>